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 style:font-size-asian="12pt" style:font-size-complex="12pt"/>
    </style:style>
    <style:style style:name="P2" style:family="paragraph" style:parent-style-name="Standard">
      <style:text-properties style:font-name="Sans-serif" fo:font-size="12pt" officeooo:rsid="00081bf7" officeooo:paragraph-rsid="00081bf7" style:font-size-asian="12pt" style:font-size-complex="12pt"/>
    </style:style>
    <style:style style:name="P3" style:family="paragraph" style:parent-style-name="Standard">
      <style:text-properties style:font-name="Sans-serif" fo:font-size="12pt" officeooo:paragraph-rsid="0006ca87" style:font-size-asian="12pt" style:font-size-complex="12pt"/>
    </style:style>
    <style:style style:name="P4" style:family="paragraph" style:parent-style-name="Standard">
      <style:text-properties style:font-name="Sans-serif" fo:font-size="12pt" officeooo:rsid="000d48f5" officeooo:paragraph-rsid="000d48f5" style:font-size-asian="12pt" style:font-size-complex="12pt"/>
    </style:style>
    <style:style style:name="P5" style:family="paragraph" style:parent-style-name="Standard">
      <style:text-properties style:font-name="Sans-serif" fo:font-size="12pt" officeooo:rsid="0006ca87" officeooo:paragraph-rsid="0006ca87" style:font-size-asian="12pt" style:font-size-complex="12pt"/>
    </style:style>
    <style:style style:name="P6" style:family="paragraph" style:parent-style-name="Standard">
      <style:text-properties style:font-name="Sans-serif" fo:font-size="12pt" officeooo:paragraph-rsid="001822db" style:font-size-asian="12pt" style:font-size-complex="12pt"/>
    </style:style>
    <style:style style:name="P7" style:family="paragraph" style:parent-style-name="Standard">
      <style:text-properties style:font-name="Sans-serif" fo:font-size="12pt" officeooo:paragraph-rsid="001c8124" style:font-size-asian="12pt" style:font-size-complex="12pt"/>
    </style:style>
    <style:style style:name="P8" style:family="paragraph" style:parent-style-name="Standard">
      <style:text-properties style:font-name="Sans-serif" fo:font-size="12pt" fo:font-weight="bold" officeooo:paragraph-rsid="0006ca8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Sans-serif" officeooo:paragraph-rsid="000f95c2"/>
    </style:style>
    <style:style style:name="P10" style:family="paragraph" style:parent-style-name="Standard">
      <style:text-properties style:font-name="Sans-serif" officeooo:paragraph-rsid="000ae984"/>
    </style:style>
    <style:style style:name="P11" style:family="paragraph" style:parent-style-name="Standard">
      <style:text-properties style:font-name="Sans-serif" officeooo:paragraph-rsid="00136129"/>
    </style:style>
    <style:style style:name="P12" style:family="paragraph" style:parent-style-name="Standard">
      <style:text-properties style:font-name="Sans-serif" officeooo:paragraph-rsid="000beb89"/>
    </style:style>
    <style:style style:name="T1" style:family="text">
      <style:text-properties officeooo:rsid="0006ca87"/>
    </style:style>
    <style:style style:name="T2" style:family="text">
      <style:text-properties style:font-name="sans-serif" fo:font-size="12pt" style:font-size-asian="12pt" style:font-size-complex="12pt"/>
    </style:style>
    <style:style style:name="T3" style:family="text">
      <style:text-properties style:font-name="sans-serif" fo:font-size="12pt" officeooo:rsid="00079202" style:font-size-asian="12pt" style:font-size-complex="12pt"/>
    </style:style>
    <style:style style:name="T4" style:family="text">
      <style:text-properties style:font-name="sans-serif" fo:font-size="12pt" officeooo:rsid="000f95c2" style:font-size-asian="12pt" style:font-size-complex="12pt"/>
    </style:style>
    <style:style style:name="T5" style:family="text">
      <style:text-properties style:font-name="sans-serif" fo:font-size="12pt" officeooo:rsid="00115357" style:font-size-asian="12pt" style:font-size-complex="12pt"/>
    </style:style>
    <style:style style:name="T6" style:family="text">
      <style:text-properties style:font-name="sans-serif" fo:font-size="12pt" officeooo:rsid="00136129" style:font-size-asian="12pt" style:font-size-complex="12pt"/>
    </style:style>
    <style:style style:name="T7" style:family="text">
      <style:text-properties style:font-name="monospace" fo:font-size="12pt" style:font-size-asian="12pt" style:font-size-complex="12pt"/>
    </style:style>
    <style:style style:name="T8" style:family="text">
      <style:text-properties officeooo:rsid="00079202"/>
    </style:style>
    <style:style style:name="T9" style:family="text">
      <style:text-properties officeooo:rsid="00115357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f95c2" style:font-size-asian="12pt" style:font-size-complex="12pt"/>
    </style:style>
    <style:style style:name="T12" style:family="text">
      <style:text-properties fo:font-size="12pt" officeooo:rsid="00115357" style:font-size-asian="12pt" style:font-size-complex="12pt"/>
    </style:style>
    <style:style style:name="T13" style:family="text">
      <style:text-properties fo:font-size="12pt" officeooo:rsid="00079202" style:font-size-asian="12pt" style:font-size-complex="12pt"/>
    </style:style>
    <style:style style:name="T14" style:family="text">
      <style:text-properties fo:font-size="12pt" officeooo:rsid="00136129" style:font-size-asian="12pt" style:font-size-complex="12pt"/>
    </style:style>
    <style:style style:name="T15" style:family="text">
      <style:text-properties officeooo:rsid="001822db"/>
    </style:style>
    <style:style style:name="T16" style:family="text">
      <style:text-properties officeooo:rsid="001c81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as Uzan</text:p>
      <text:p text:style-name="P3"/>
      <text:p text:style-name="P3"/>
      <text:p text:style-name="P8"><text:span text:style-name="T1">Question 2</text:span></text:p>
      <text:p text:style-name="P1">Pour chaque expression ci-dessous, proposer une autre <text:span text:style-name="T8">écriture</text:span> en respectant la contrainte fournie.</text:p>
      <text:p text:style-name="P1"/>
      <text:p text:style-name="P1">1<text:span text:style-name="T8">) </text:span>(B * C)[X, Y]</text:p>
      <text:p text:style-name="P1">Donner 2 versions : une avec le produit relationnel et une sans produit.</text:p>
      <text:p text:style-name="P4">Relationnel : B(X=X et Y=Y)* C)[X,Y]</text:p>
      <text:p text:style-name="P9"><text:span text:style-name="T11">Sans produit : </text:span><text:span text:style-name="T12">B[X,Y] </text:span>∧ <text:span text:style-name="T9">C[X,Y]</text:span></text:p>
      <text:p text:style-name="P9"/>
      <text:p text:style-name="P9"/>
      <text:p text:style-name="P9"/>
      <text:p text:style-name="P1"/>
      <text:p text:style-name="P10"><text:span text:style-name="T10">2</text:span><text:span text:style-name="T13">) </text:span><text:span text:style-name="T10">((A X B X C): A.Y &gt; B.Y et B.X = C.X et B.Y = C.Y et C.X </text:span>≥<text:span text:style-name="T10"> 10)[A.Y, C.X, C.Y]</text:span></text:p>
      <text:p text:style-name="P1">Utiliser le produit naturel au moins une fois.</text:p>
      <text:p text:style-name="P11"><text:span text:style-name="T14">(B* (C:X </text:span>≥<text:span text:style-name="T14"> 10)) (B.Y &lt; A.Y) *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10">3</text:span><text:span text:style-name="T13">) </text:span><text:span text:style-name="T10">C1 </text:span>⟵ <text:span text:style-name="T10">C ; C2 </text:span>⟵ <text:span text:style-name="T10">C ; C1[X] - (C1 (Y &lt; Y)* C2)[C2.X]</text:span></text:p>
      <text:p text:style-name="P1">Utiliser la division.</text:p>
      <text:p text:style-name="P6">C1[X] - (C1 (Y &lt; Y)* C2)[C2.X] <text:span text:style-name="T15">= C1[X] – (R / C2.X)</text:span></text:p>
      <text:p text:style-name="P1"/>
      <text:p text:style-name="P1"/>
      <text:p text:style-name="P1"/>
      <text:p text:style-name="P7"><text:span text:style-name="T16">( </text:span>(C1 (Y &lt; Y)* C2)<text:span text:style-name="T16">[C2.X]</text:span> / (C1 (Y &lt; Y)* C2)<text:span text:style-name="T16">[C2.X]</text:span> <text:span text:style-name="T16">) * </text:span></text:p>
      <text:p text:style-name="P1"/>
      <text:p text:style-name="P1"/>
      <text:p text:style-name="P1"/>
      <text:p text:style-name="P1"/>
      <text:p text:style-name="P1">4<text:span text:style-name="T8">) </text:span>C / A</text:p>
      <text:p text:style-name="P1">Ne pas utiliser la divisio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8:51:35.344115360</meta:creation-date>
    <dc:date>2015-09-14T22:13:31.653920784</dc:date>
    <meta:editing-duration>PT3H19M16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41" meta:character-count="643" meta:non-whitespace-character-count="517"/>
  </office:meta>
</office:document-meta>
</file>